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82cm"/>
      <style:text-properties fo:font-style="normal" officeooo:rsid="00128d8c" style:font-style-asian="normal" style:font-style-complex="normal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paragraph-properties style:line-height-at-least="0.582cm"/>
      <style:text-properties fo:font-style="italic" style:font-style-asian="italic" style:font-style-complex="italic"/>
    </style:style>
    <style:style style:name="P4" style:family="paragraph" style:parent-style-name="Standard">
      <style:text-properties officeooo:paragraph-rsid="000db36f"/>
    </style:style>
    <style:style style:name="P5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officeooo:paragraph-rsid="0016d730"/>
    </style:style>
    <style:style style:name="P7" style:family="paragraph" style:parent-style-name="Standard">
      <style:paragraph-properties style:line-height-at-least="0.582cm"/>
      <style:text-properties style:use-window-font-color="true" style:font-name="Liberation Serif" fo:font-size="12pt" fo:font-weight="normal" fo:background-color="transparent"/>
    </style:style>
    <style:style style:name="P8" style:family="paragraph" style:parent-style-name="Standard">
      <style:text-properties style:use-window-font-color="true" style:font-name="Liberation Serif" fo:font-size="12pt" fo:font-style="normal" fo:font-weight="normal" officeooo:rsid="00152b8d" officeooo:paragraph-rsid="0016e381" fo:background-color="transparent" style:font-style-asian="normal" style:font-style-complex="normal"/>
    </style:style>
    <style:style style:name="P9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10" style:family="paragraph" style:parent-style-name="Standard">
      <style:text-properties style:use-window-font-color="true" style:font-name="Liberation Serif" fo:font-size="12pt" fo:font-style="normal" fo:font-weight="normal" officeooo:rsid="00152b8d" officeooo:paragraph-rsid="001f3138" fo:background-color="transparent" style:font-style-asian="normal" style:font-style-complex="normal"/>
    </style:style>
    <style:style style:name="P11" style:family="paragraph" style:parent-style-name="Standard">
      <style:text-properties style:use-window-font-color="true" style:font-name="Liberation Serif" fo:font-size="12pt" fo:font-weight="normal" officeooo:paragraph-rsid="001f3138" fo:background-color="transparent"/>
    </style:style>
    <style:style style:name="P12" style:family="paragraph" style:parent-style-name="Standard">
      <style:paragraph-properties style:line-height-at-least="0.582cm"/>
      <style:text-properties style:use-window-font-color="true" style:font-name="Liberation Serif" fo:font-size="12pt" fo:font-weight="normal" fo:background-color="transparent"/>
    </style:style>
    <style:style style:name="P13" style:family="paragraph" style:parent-style-name="Standard">
      <style:paragraph-properties style:line-height-at-least="0.582cm"/>
      <style:text-properties style:use-window-font-color="true" style:font-name="Liberation Serif" fo:background-color="transparent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18ba50" style:font-style-asian="normal" style:font-style-complex="normal"/>
    </style:style>
    <style:style style:name="T5" style:family="text">
      <style:text-properties fo:font-style="normal" officeooo:rsid="001a9dbf" style:font-style-asian="normal" style:font-style-complex="normal"/>
    </style:style>
    <style:style style:name="T6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1ef898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6">Softex – Atividade 0</text:span><text:span text:style-name="T7">3</text:span></text:p>
      <text:p text:style-name="P5"/>
      <text:p text:style-name="P3">Faça um código que execute a contagem regressiva de uma bomba, informando o número de segundos para explodir. Ele deverá mostrar a mensagem “iniciando contagem regressiva”, os segundos passados e, no final, a mensagem “BUM!”.</text:p>
      <text:p text:style-name="P2"/>
      <text:p text:style-name="P2">Não é necessário, mas, caso deseje tornar o sistema mais realista para que o tempo realmente passe em segundos, você pode usar a função <text:span text:style-name="T8">time.sleep()</text:span> que existe na Python (acesse o link em anexo). No entanto, é preciso adicionar uma biblioteca antes de executá-la. </text:p>
      <text:p text:style-name="P3"/>
      <text:p text:style-name="P1"/>
      <text:p text:style-name="P6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</text:span></text:a><text:a xlink:type="simple" xlink:href="https://github.com/WandeilsonFerreira/Softex" text:style-name="Internet_20_link" text:visited-style-name="Visited_20_Internet_20_Link"><text:span text:style-name="T5">ithub</text:span></text:a><text:span text:style-name="T5">.</text:span></text:p>
      <text:p text:style-name="P9"/>
      <text:p text:style-name="P11">&lt;python&gt;</text:p>
      <text:p text:style-name="P12">import time</text:p>
      <text:p text:style-name="P12">def contagemExplosao(t):</text:p>
      <text:p text:style-name="P12">while t:</text:p>
      <text:p text:style-name="P12">mins, secs = divmod(t, 60) </text:p>
      <text:p text:style-name="P12">timer = '{:02d}:{:02d}'.format(mins, secs) </text:p>
      <text:p text:style-name="P12">print(timer, end="\r") </text:p>
      <text:p text:style-name="P12">time.sleep(1) </text:p>
      <text:p text:style-name="P12">t -= 1</text:p>
      <text:p text:style-name="P12">print('BUM!')</text:p>
      <text:p text:style-name="P13"/>
      <text:p text:style-name="P12">t = input('Informe a quantidade de segundos para explosão: ')</text:p>
      <text:p text:style-name="P12">contagemExplosao(int(t))</text:p>
      <text:p text:style-name="P12">&lt;/python&gt;</text:p>
      <text:p text:style-name="P12">&lt;javaScript&gt;</text:p>
      <text:p text:style-name="P12">let input = require('prompt-sync')()</text:p>
      <text:p text:style-name="P12">console.log('Informe a quantidade de segundos para explosão: ');</text:p>
      <text:p text:style-name="P12">let tempoExplosao = input(); </text:p>
      <text:p text:style-name="P12">console.log("iniciando contagem regressiva!"); </text:p>
      <text:p text:style-name="P12">let interval = setInterval(() =&gt;{</text:p>
      <text:p text:style-name="P12">console.log("Restam " + tempoExplosao + " segundos para a explosão!");</text:p>
      <text:p text:style-name="P12">tempoExplosao--; </text:p>
      <text:p text:style-name="P12">if (tempoExplosao == 0){</text:p>
      <text:p text:style-name="P12">console.log("BUM!")</text:p>
      <text:p text:style-name="P12">clearInterval(interval);</text:p>
      <text:p text:style-name="P12">}</text:p>
      <text:p text:style-name="P12">}, 1000);</text:p>
      <text:p text:style-name="P12">console.clear();</text:p>
      <text:p text:style-name="P12">&lt;/javaScript&gt;</text:p>
      <text:p text:style-name="P11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7-30T08:02:48.715751133</dc:date>
    <meta:editing-duration>PT27M37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1" meta:paragraph-count="32" meta:word-count="169" meta:character-count="1225" meta:non-whitespace-character-count="1080"/>
  </office:meta>
</office:document-meta>
</file>